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a2e3" officeooo:paragraph-rsid="001ca2e3"/>
    </style:style>
    <style:style style:name="P2" style:family="paragraph" style:parent-style-name="Standard">
      <style:paragraph-properties fo:text-align="start" style:justify-single-word="false"/>
      <style:text-properties officeooo:rsid="001ca2e3" officeooo:paragraph-rsid="001ca2e3"/>
    </style:style>
    <style:style style:name="P3" style:family="paragraph" style:parent-style-name="Standard">
      <style:paragraph-properties fo:text-align="start" style:justify-single-word="false"/>
      <style:text-properties officeooo:rsid="001ca2e3" officeooo:paragraph-rsid="001d69b7"/>
    </style:style>
    <style:style style:name="P4" style:family="paragraph" style:parent-style-name="Standard">
      <style:paragraph-properties fo:text-align="start" style:justify-single-word="false"/>
      <style:text-properties officeooo:rsid="001d69b7" officeooo:paragraph-rsid="001d6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organization homework 4</text:p>
      <text:p text:style-name="P2"/>
      <text:p text:style-name="P2">3.9</text:p>
      <text:p text:style-name="P2">in binary: </text:p>
      <text:p text:style-name="P2">151 is 10010111</text:p>
      <text:p text:style-name="P2">214 is 11010110</text:p>
      <text:p text:style-name="P2">both is negative</text:p>
      <text:p text:style-name="P2">10010111 is -105</text:p>
      <text:p text:style-name="P2">11010110 is -42</text:p>
      <text:p text:style-name="P2"/>
      <text:p text:style-name="P4">10010111 + 11010110 = <text:s/>01101101</text:p>
      <text:p text:style-name="P4">since we using saturating arithmetic</text:p>
      <text:p text:style-name="P4">the answer should be the smallest negative number, which is 10000000</text:p>
      <text:p text:style-name="P4">in decimal, answer is -128</text:p>
      <text:p text:style-name="P4"/>
      <text:p text:style-name="P4">3.10</text:p>
      <text:p text:style-name="P3">in binary: </text:p>
      <text:p text:style-name="P3">151 is 10010111</text:p>
      <text:p text:style-name="P3">214 is 11010110</text:p>
      <text:p text:style-name="P3">both is negative</text:p>
      <text:p text:style-name="P3"/>
      <text:p text:style-name="P4">10010111 – 11010110 = 11000001</text:p>
      <text:p text:style-name="P4">in decimal, answer is -63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1:59:03.663317183</meta:creation-date>
    <dc:date>2019-03-27T02:16:41.831300739</dc:date>
    <meta:editing-duration>PT7M2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9" meta:character-count="400" meta:non-whitespace-character-count="346"/>
  </office:meta>
</office:document-meta>
</file>